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/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2">
            <text:p>10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5">
            <text:p>10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8">
            <text:p>10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4">
            <text:p>14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6">
            <text:p>146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7">
            <text:p>147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9">
            <text:p>149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50">
            <text:p>15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2">
            <text:p>15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3">
            <text:p>15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5">
            <text:p>1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6">
            <text:p>1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8">
            <text:p>1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9">
            <text:p>1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1">
            <text:p>16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2">
            <text:p>16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64">
            <text:p>16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65">
            <text:p>16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67">
            <text:p>16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68">
            <text:p>16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70">
            <text:p>17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71">
            <text:p>17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3">
            <text:p>17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4">
            <text:p>17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6">
            <text:p>17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7">
            <text:p>17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9">
            <text:p>17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80">
            <text:p>18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82">
            <text:p>18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3">
            <text:p>18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84">
            <text:p>18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5">
            <text:p>18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6">
            <text:p>1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87">
            <text:p>18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8">
            <text:p>1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9">
            <text:p>18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1">
            <text:p>1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2">
            <text:p>19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3">
            <text:p>19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4">
            <text:p>19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5">
            <text:p>19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6">
            <text:p>19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7">
            <text:p>1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8">
            <text:p>19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9">
            <text:p>19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00">
            <text:p>20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01">
            <text:p>20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02">
            <text:p>20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03">
            <text:p>20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04">
            <text:p>20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05">
            <text:p>20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06">
            <text:p>20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07">
            <text:p>20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08">
            <text:p>20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09">
            <text:p>20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0">
            <text:p>21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211">
            <text:p>21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12">
            <text:p>21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13">
            <text:p>21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214">
            <text:p>21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215">
            <text:p>21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216">
            <text:p>21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1">02/01/2024</text:date>, <text:time>14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1T14:19:44</dc:date>
    <meta:editing-cycles>269</meta:editing-cycles>
    <meta:editing-duration>PT6H29M22S</meta:editing-duration>
    <meta:document-statistic meta:table-count="1" meta:cell-count="4128" meta:object-count="0"/>
  </office:meta>
</office:document-meta>
</file>